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98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2.3744in"/>
    </style:style>
    <style:style style:name="co6" style:family="table-column">
      <style:table-column-properties fo:break-before="auto" style:column-width="2.1138in"/>
    </style:style>
    <style:style style:name="co7" style:family="table-column">
      <style:table-column-properties fo:break-before="auto" style:column-width="2.3965in"/>
    </style:style>
    <style:style style:name="co8" style:family="table-column">
      <style:table-column-properties fo:break-before="auto" style:column-width="0.5756in"/>
    </style:style>
    <style:style style:name="co9" style:family="table-column">
      <style:table-column-properties fo:break-before="auto" style:column-width="0.4346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0.561in"/>
    </style:style>
    <style:style style:name="co12" style:family="table-column">
      <style:table-column-properties fo:break-before="auto" style:column-width="0.4201in"/>
    </style:style>
    <style:style style:name="co13" style:family="table-column">
      <style:table-column-properties fo:break-before="auto" style:column-width="2.0693in"/>
    </style:style>
    <style:style style:name="co14" style:family="table-column">
      <style:table-column-properties fo:break-before="auto" style:column-width="0.9472in"/>
    </style:style>
    <style:style style:name="co15" style:family="table-column">
      <style:table-column-properties fo:break-before="auto" style:column-width="0.8063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9327in"/>
    </style:style>
    <style:style style:name="co18" style:family="table-column">
      <style:table-column-properties fo:break-before="auto" style:column-width="0.7917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ackground-color="#aecf00"/>
    </style:style>
  </office:automatic-styles>
  <office:body>
    <office:spreadsheet>
      <table:table table:name="1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 </text:p>
          </table:table-cell>
          <table:table-cell office:value-type="string" calcext:value-type="string">
            <text:p>12 valid</text:p>
          </table:table-cell>
          <table:table-cell office:value-type="string" calcext:value-type="string">
            <text:p>12 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rtwork and Br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Console Applic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Management Tool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Virtualization: Oth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VP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X ATI/fglrx Dri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2">
          <table:table-cell office:value-type="string" calcext:value-type="string">
            <text:p>X nVidia 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658" calcext:value-type="float">
            <text:p>658</text:p>
          </table:table-cell>
          <table:table-cell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1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1 valid</text:p>
          </table:table-cell>
          <table:table-cell office:value-type="string" calcext:value-type="string">
            <text:p>11 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ppArmo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Artwork and Branding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Bootload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KD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Mobile Devices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Novell Client for Linu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Other Graphical Applica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Virtualization: Keyboard, Mouse, Video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 ATI/fglrx Driv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 nVidia 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XEN: Kernel / Hyperviso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EN: Save / Restore / Mig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compi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2-tea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2-team-valid</text:p>
          </table:table-cell>
          <table:table-cell office:value-type="string" calcext:value-type="string">
            <text:p>12-team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rtwork and Brand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Basesyste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libzy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2">
          <table:table-cell office:value-type="string" calcext:value-type="string">
            <text:p>Virtualization: Management Tool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X Ser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Console Applic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Update Proble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1-team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omponent</text:p>
          </table:table-cell>
          <table:table-cell office:value-type="string" calcext:value-type="string">
            <text:p>11-team-valid</text:p>
          </table:table-cell>
          <table:table-cell office:value-type="string" calcext:value-type="string">
            <text:p>11-team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<text:s text:c="6"/>Banshe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Documentati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Evolu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Firefo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GNOM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Installati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Kern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Mobile Devic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Networ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Novell Client for Linu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Othe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Packag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Update Problem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<text:s text:c="6"/>X ATI/fglrx Driv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X Server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XEN: Save / Restore / Mig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<text:s text:c="6"/>YaST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6"/>
        </table:table-row>
      </table:table>
      <table:table table:name="12 vs 1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1"/>
        <table:table-column table:style-name="co10" table:default-cell-style-name="Default"/>
        <table:table-column table:style-name="co4" table:default-cell-style-name="ce2"/>
        <table:table-column table:style-name="co11" table:default-cell-style-name="Default"/>
        <table:table-column table:style-name="co12" table:default-cell-style-name="Default"/>
        <table:table-column table:style-name="co3" table:default-cell-style-name="ce1"/>
        <table:table-column table:style-name="co10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12-valid</text:p>
          </table:table-cell>
          <table:table-cell office:value-type="string" calcext:value-type="string">
            <text:p>12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percentage valid/total</text:p>
          </table:table-cell>
          <table:table-cell office:value-type="string" calcext:value-type="string">
            <text:p>11-valid</text:p>
          </table:table-cell>
          <table:table-cell office:value-type="string" calcext:value-type="string">
            <text:p>11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 valid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Artwork-and-Brand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Update-Proble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Virtualization:-Guest-Instal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-ATI/fglrx-Driv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-nVidia-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-Server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Console-Applic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libzyp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Virtualization:-Management-Tool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VP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AppArmo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Bootloade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KD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Mobile-Device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Novell-Client-for-Linu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Virtualization:-Keyboard,-Mouse,-Video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XEN:-Save-/-Restore-/-Migrat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compiz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" calcext:value-type="float">
            <text:p>456</text:p>
          </table:table-cell>
          <table:table-cell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am 12 vs 1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ce3"/>
        <table:table-column table:style-name="co16" table:default-cell-style-name="Default"/>
        <table:table-column table:style-name="co4" table:default-cell-style-name="ce2"/>
        <table:table-column table:style-name="co17" table:default-cell-style-name="Default"/>
        <table:table-column table:style-name="co18" table:default-cell-style-name="Default"/>
        <table:table-column table:style-name="co3" table:default-cell-style-name="ce3"/>
        <table:table-column table:style-name="co16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Team-12-valid</text:p>
          </table:table-cell>
          <table:table-cell office:value-type="string" calcext:value-type="string">
            <text:p>Team-12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  <table:table-cell office:value-type="string" calcext:value-type="string">
            <text:p>Team-11-valid</text:p>
          </table:table-cell>
          <table:table-cell office:value-type="string" calcext:value-type="string">
            <text:p>Team-11-all</text:p>
          </table:table-cell>
          <table:table-cell office:value-type="string" calcext:value-type="string">
            <text:p>percentage valid/al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valid/total</text:p>
          </table:table-cell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GNOM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Packag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X-Ser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YaST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Artwork-and-Brand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nstaller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libzyp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Translatio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Virtualization:-Guest-Install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Virtualization:-Management-Tool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Console-Applic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Update-Proble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Banshe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Mobile-Device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Novell-Client-for-Linu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Update-Problem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X-ATI/fglrx-Drive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XEN:-Save-/-Restore-/-Migrate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12-05T14:43:20.201822392</meta:creation-date>
    <dc:date>2014-12-05T18:52:35.219036038</dc:date>
    <dc:creator>xiaojun </dc:creator>
    <meta:editing-duration>PT3H54M</meta:editing-duration>
    <meta:editing-cycles>10</meta:editing-cycles>
    <meta:generator>LibreOffice/4.1.6.2$Linux_X86_64 LibreOffice_project/410m0$Build-2</meta:generator>
    <meta:document-statistic meta:table-count="6" meta:cell-count="979" meta:object-count="0"/>
  </office:meta>
</office:document-meta>
</file>